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7102in"/>
    </style:style>
    <style:style style:name="co5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5736in"/>
    </style:style>
    <style:style style:name="co11" style:family="table-column">
      <style:table-column-properties fo:break-before="auto" style:column-width="1.0362in"/>
    </style:style>
    <style:style style:name="co12" style:family="table-column">
      <style:table-column-properties fo:break-before="auto" style:column-width="1.3083in"/>
    </style:style>
    <style:style style:name="co13" style:family="table-column">
      <style:table-column-properties fo:break-before="auto" style:column-width="1.1382in"/>
    </style:style>
    <style:style style:name="co8" style:family="table-column">
      <style:table-column-properties fo:break-before="auto" style:column-width="0.4161in"/>
    </style:style>
    <style:style style:name="co14" style:family="table-column">
      <style:table-column-properties fo:break-before="auto" style:column-width="3.978in"/>
    </style:style>
    <style:style style:name="co15" style:family="table-column">
      <style:table-column-properties fo:break-before="auto" style:column-width="1.5646in"/>
    </style:style>
    <style:style style:name="co16" style:family="table-column">
      <style:table-column-properties fo:break-before="auto" style:column-width="1.3819in"/>
    </style:style>
    <style:style style:name="co17" style:family="table-column">
      <style:table-column-properties fo:break-before="auto" style:column-width="0.4244in"/>
    </style:style>
    <style:style style:name="co18" style:family="table-column">
      <style:table-column-properties fo:break-before="auto" style:column-width="1.2236in"/>
    </style:style>
    <style:style style:name="co19" style:family="table-column">
      <style:table-column-properties fo:break-before="auto" style:column-width="2.39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6" style:family="table-cell" style:parent-style-name="Default" style:data-style-name="N37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style:text-line-through-style="none" style:text-underline-style="none"/>
    </style:style>
    <style:style style:name="ce4" style:family="table-cell" style:parent-style-name="Default">
      <style:text-properties style:text-line-through-style="soli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Now" table:style-name="ta1">
        <table:table-column table:style-name="co8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Install perl modules on antix v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o over textfiles from textfiles.or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ug: When new user posts for the first time, author directory is not accessible until next index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adapters for other webservers</text:p>
          </table:table-cell>
          <table:table-cell office:value-type="string">
            <text:p>nginx</text:p>
          </table:table-cell>
          <table:table-cell office:value-type="string">
            <text:p>lighttpd</text:p>
          </table:table-cell>
          <table:table-cell office:value-type="string">
            <text:p>mongoose</text:p>
          </table:table-cell>
        </table:table-row>
        <table:table-row table:style-name="ro1">
          <table:table-cell/>
          <table:table-cell office:value-type="string">
            <text:p>Write git hooks for access.log modification and new text files appear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onder on how to do joins, if it ever becomes necessar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“touched.nfo” if directory is touched</text:p>
          </table:table-cell>
          <table:table-cell office:value-type="string">
            <text:p>Then it doesn't need to be reindexed</text:p>
          </table:table-cell>
          <table:table-cell table:number-columns-repeated="2"/>
        </table:table-row>
        <table:table-row table:style-name="ro1" table:number-rows-repeated="28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</table:table-row>
        <table:table-row table:style-name="ro1" table:number-rows-repeated="36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ove existing cache references to these subs</text:p>
          </table:table-cell>
          <table:table-cell/>
        </table:table-row>
        <table:table-row table:style-name="ro1" table:number-rows-repeated="104849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acklog" table:style-name="ta1">
        <table:table-column table:style-name="co1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3" office:value-type="string">
            <text:p>Add “Report” button and “Should be removed immediately” button.</text:p>
          </table:table-cell>
          <table:table-cell office:value-type="string">
            <text:p>Remove immediately sub</text:p>
          </table:table-cell>
          <table:table-cell office:value-type="string">
            <text:p>Parse in access log</text:p>
          </table:table-cell>
          <table:table-cell office:value-type="string">
            <text:p>Add PGP bonuses later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Prettify the interface, add a couple of catchy images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more actions that the user can do through the web interface</text:p>
          </table:table-cell>
          <table:table-cell office:value-type="string">
            <text:p>Build new router for actions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to the administration manual</text:p>
          </table:table-cell>
          <table:table-cell office:value-type="string">
            <text:p>How to name gpg’ed directory?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Fix signing the address of the posting site</text:p>
          </table:table-cell>
          <table:table-cell office:value-type="string">
            <text:p>Semi-fixed, still gives the wrong address.</text:p>
          </table:table-cell>
          <table:table-cell office:value-type="string">
            <text:p>Work out the port assignmen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mirroring functionality</text:p>
          </table:table-cell>
          <table:table-cell office:value-type="string">
            <text:p>Site list</text:p>
          </table:table-cell>
          <table:table-cell office:value-type="string">
            <text:p>Access sites through curl?</text:p>
          </table:table-cell>
          <table:table-cell office:value-type="string">
            <text:p>Merge textfiles where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ify all posts on the posting site before displaying them</text:p>
          </table:table-cell>
          <table:table-cell office:value-type="string">
            <text:p>How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backend for administration</text:p>
          </table:table-cell>
          <table:table-cell office:value-type="string">
            <text:p>See actions/router</text:p>
          </table:table-cell>
          <table:table-cell office:value-type="string">
            <text:p>Separate onion? Password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mplement configuration via access.log and Perl</text:p>
          </table:table-cell>
          <table:table-cell office:value-type="string">
            <text:p>Configure what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eate routing system</text:p>
          </table:table-cell>
          <table:table-cell office:value-type="string">
            <text:p>Create new perl file that handles /actions/</text:p>
          </table:table-cell>
          <table:table-cell office:value-type="string">
            <text:p>Move the truncating of access log to access.s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a “Destroy” button somewher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Add referring sites directory</text:p>
          </table:table-cell>
          <table:table-cell office:value-type="string">
            <text:p>Add referrer counting in access.pl</text:p>
          </table:table-cell>
          <table:table-cell office:value-type="string">
            <text:p>Parse only onion sites</text:p>
          </table:table-cell>
          <table:table-cell office:value-type="string">
            <text:p>Make a links directory with text files of .onion.lnk with description ins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chitect and add links page</text:p>
          </table:table-cell>
          <table:table-cell office:value-type="string">
            <text:p>Use address.onion.lnk with description inside</text:p>
          </table:table-cell>
          <table:table-cell office:value-type="string">
            <text:p>Add special case in indexer to link .onion.lnk</text:p>
          </table:table-cell>
          <table:table-cell office:value-type="string">
            <text:p>Add ability to ping sites and see if they’re u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d handling for new empty GPG directories</text:p>
          </table:table-cell>
          <table:table-cell office:value-type="string">
            <text:p>How to add new entries to indexer?</text:p>
          </table:table-cell>
          <table:table-cell office:value-type="string">
            <text:p>Either auto-index subdirs -or- add a line to indexes.sh</text:p>
          </table:table-cell>
          <table:table-cell office:value-type="string">
            <text:p>Find a solution for symlinking index.pl everywhere, probably move it to dev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w do GPG posts get listed on the main timeline?</text:p>
          </table:table-cell>
          <table:table-cell office:value-type="string">
            <text:p>put everything into subdirs, anon in its own, then symlink from to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pdate .nfo for titles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witch to using full key ID for director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mmands should be queued for admin approval before execu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hink about routing using rewrites, cook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ogin via cookie set via /profile/passwor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outing via cooki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orting into folders: if current date doesn’t match the part before the underscore, put it into that fold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 address a message to any known public key just post it</text:p>
          </table:table-cell>
          <table:table-cell office:value-type="string">
            <text:p>Use pgp to get recipient key, match against d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tabase integration? Sqlite? Postgres?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mit post count to below performance hit threshold</text:p>
          </table:table-cell>
          <table:table-cell office:value-type="string">
            <text:p>Do some performance testing with 20k fi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e you sure you want to browse with javascript enabled?</text:p>
          </table:table-cell>
          <table:table-cell office:value-type="string">
            <text:p>Yes=hide messag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hat is the MVP for publishing plays with readable printout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tall instructions go into an install fi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olls!!!!</text:p>
          </table:table-cell>
          <table:table-cell office:value-type="string">
            <text:p>Questions in a seri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itch to Mongoose for web server</text:p>
          </table:table-cell>
          <table:table-cell office:value-type="string">
            <text:p>Consolidate everything into one tree</text:p>
          </table:table-cell>
          <table:table-cell office:value-type="string">
            <text:p>Make Mongoose write an access log</text:p>
          </table:table-cell>
          <table:table-cell office:value-type="string">
            <text:p>Adjust access.pl to use new access l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ke a script for restarting SWS and rotating log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log writing to mongoose LOG() func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sort.lst, which specifies which items to list at the top, in the order provide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ewest content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gination and/or board size limi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nk user pages to anchored comment</text:p>
          </table:table-cell>
          <table:table-cell office:value-type="string">
            <text:p>Depends on anchor genera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umbtrail at the header of the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d HTTP headers for conservative cachin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blockchain</text:p>
          </table:table-cell>
          <table:table-cell office:value-type="string">
            <text:p>Calculate sha sum of all the txt names and their sums</text:p>
          </table:table-cell>
          <table:table-cell office:value-type="string">
            <text:p>Write to .txt.chain for new post</text:p>
          </table:table-cell>
          <table:table-cell office:value-type="string">
            <text:p>How to perform verification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view required sub-modules, look for cli replacement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slurp.pl</text:p>
          </table:table-cell>
          <table:table-cell office:value-type="string">
            <text:p>Slurp every folder I have myself</text:p>
          </table:table-cell>
          <table:table-cell office:value-type="string">
            <text:p>And put it into $dir/incom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gure out how to use ffmpeg to generate series of thumbnails for a vide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gure out how to embed audi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s a return message system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pre-fetching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tomate .zip generation for entire site, including root dir</text:p>
          </table:table-cell>
          <table:table-cell office:value-type="string">
            <text:p>Make several zip distros, incl/excl library and other heavy di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in workflow</text:p>
          </table:table-cell>
          <table:table-cell office:value-type="string">
            <text:p>Post your public key</text:p>
          </table:table-cell>
          <table:table-cell office:value-type="string">
            <text:p>Login link is generated, encrypted, and posted to /login/&lt;key&gt; page</text:p>
          </table:table-cell>
          <table:table-cell office:value-type="string">
            <text:p>Going to /login/&lt;key&gt;/&lt;secret&gt; sets session cookie</text:p>
          </table:table-cell>
          <table:table-cell office:value-type="string">
            <text:p>Add cookie to access log? Or just rewrite /action/blah to ..../cookie/action/blah</text:p>
          </table:table-cell>
          <table:table-cell/>
        </table:table-row>
        <table:table-row table:style-name="ro1">
          <table:table-cell/>
          <table:table-cell office:value-type="string">
            <text:p>Generate support pages for wav files</text:p>
          </table:table-cell>
          <table:table-cell office:value-type="string">
            <text:p>Include &lt;audio&gt; ta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t author pages sorted, at least with filesystem times</text:p>
          </table:table-cell>
          <table:table-cell office:value-type="string">
            <text:p>Query the filesystem (astat?)</text:p>
          </table:table-cell>
          <table:table-cell office:value-type="string">
            <text:p>Save them to hashes</text:p>
          </table:table-cell>
          <table:table-cell office:value-type="string">
            <text:p>Reorder the file array</text:p>
          </table:table-cell>
          <table:table-cell office:value-type="string">
            <text:p>Make this into a sub</text:p>
          </table:table-cell>
          <table:table-cell/>
        </table:table-row>
        <table:table-row table:style-name="ro1">
          <table:table-cell/>
          <table:table-cell office:value-type="string">
            <text:p>Is it possible to involve a genetic algo in page generation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ublic-private messaging board</text:p>
          </table:table-cell>
          <table:table-cell office:value-type="string">
            <text:p>Add a separate zip for easy download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rainstorm pruning strateg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zipping of each directory</text:p>
          </table:table-cell>
          <table:table-cell office:value-type="string">
            <text:p>Exclude subdirectory zips from each archive</text:p>
          </table:table-cell>
          <table:table-cell office:value-type="string">
            <text:p>Link from index fil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check for board.nfo when looking for gracias.htm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FAQ more accessible wrt identity management</text:p>
          </table:table-cell>
          <table:table-cell office:value-type="string">
            <text:p>Break each long answer into several sect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se hashes to detect duplicate post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Some pages' generated counter is incremented twice each tim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mplement commands for signed messages</text:p>
          </table:table-cell>
          <table:table-cell office:value-type="string">
            <text:p>vote</text:p>
          </table:table-cell>
          <table:table-cell office:value-type="string">
            <text:p>tag</text:p>
          </table:table-cell>
          <table:table-cell office:value-type="string">
            <text:p>delete</text:p>
          </table:table-cell>
          <table:table-cell office:value-type="string">
            <text:p>destroy</text:p>
          </table:table-cell>
          <table:table-cell office:value-type="string">
            <text:p>username</text:p>
          </table:table-cell>
        </table:table-row>
        <table:table-row table:style-name="ro1">
          <table:table-cell/>
          <table:table-cell office:value-type="string">
            <text:p>Think about threading</text:p>
          </table:table-cell>
          <table:table-cell office:value-type="string">
            <text:p>Messages need a parent ID</text:p>
          </table:table-cell>
          <table:table-cell office:value-type="string">
            <text:p>Fix date parsing?</text:p>
          </table:table-cell>
          <table:table-cell office:value-type="string">
            <text:p>Folders for threads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loyment scripts</text:p>
          </table:table-cell>
          <table:table-cell office:value-type="string">
            <text:p>Fix prod to match dev</text:p>
          </table:table-cell>
          <table:table-cell office:value-type="string">
            <text:p>Copy files</text:p>
          </table:table-cell>
          <table:table-cell office:value-type="string">
            <text:p>Debug apache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and parser</text:p>
          </table:table-cell>
          <table:table-cell office:value-type="string">
            <text:p>Dispatch table</text:p>
          </table:table-cell>
          <table:table-cell office:value-type="string">
            <text:p>Make indexer write command.html with proper toke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reak out individual message printing into function</text:p>
          </table:table-cell>
          <table:table-cell office:value-type="string">
            <text:p>Integrate function into individual .html generato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move dependency on URI/Encode.pm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tegrate Droopy for uploading files</text:p>
          </table:table-cell>
          <table:table-cell office:value-type="string">
            <text:p>Only for trusted use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handling for expired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ames?</text:p>
          </table:table-cell>
          <table:table-cell office:value-type="string">
            <text:p>connect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warning if unable to truncate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newest items list generato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Pubkey upload is not added to author pag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reate a LOG() function with timestamp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office:value-type="string">
            <text:p>Move existing cache references to these sub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faq.html and other starter files to git</text:p>
          </table:table-cell>
          <table:table-cell office:value-type="string">
            <text:p>This means either removing html/ from gitignore or adding them to templat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pdate FAQ to include info on how to create a user accoun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index.pl write to a specified file instead of print to stdout</text:p>
          </table:table-cell>
          <table:table-cell office:value-type="string">
            <text:p>Put everything into a function</text:p>
          </table:table-cell>
          <table:table-cell office:value-type="string">
            <text:p>Give the function a paramet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gure out how to do date conversions</text:p>
          </table:table-cell>
          <table:table-cell office:value-type="string">
            <text:p>Extract date from DDMMMYYYY</text:p>
          </table:table-cell>
          <table:table-cell office:value-type="string">
            <text:p>Save date as YYYYMMDD</text:p>
          </table:table-cell>
          <table:table-cell office:value-type="string">
            <text:p>Extract time</text:p>
          </table:table-cell>
          <table:table-cell office:value-type="string">
            <text:p>Save time</text:p>
          </table:table-cell>
          <table:table-cell/>
        </table:table-row>
        <table:table-row table:style-name="ro1">
          <table:table-cell/>
          <table:table-cell office:value-type="string">
            <text:p>Add a directory of hashes of submitted texts, so that new submissions can be checked against all of them at once, even if they are in different directories</text:p>
          </table:table-cell>
          <table:table-cell office:value-type="string">
            <text:p>Use command-line sha256s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ow to deal with duplicate usernam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ove caches to cache directory? or just add to .gitignore?</text:p>
          </table:table-cell>
          <table:table-cell office:value-type="string">
            <text:p>Make GetCache</text:p>
          </table:table-cell>
          <table:table-cell office:value-type="string">
            <text:p>Make PutCa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ow to list text files better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provision for regenerationg .cache files when they expire (or expire them manually)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rk messages that contain “PGP SIGNED” string but signature doesn't validat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se watch command to refresh faster than 1 minut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Voting via actions</text:p>
          </table:table-cell>
          <table:table-cell office:value-type="string">
            <text:p>Vote on git's has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here does SublimeText store its unsaved files?</text:p>
          </table:table-cell>
          <table:table-cell office:value-type="string">
            <text:p>It seems to be very fast, responsive, and fault-tolera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efetch html with encoded zip inside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 sign up, post PGP-signed answers to questionnaire</text:p>
          </table:table-cell>
          <table:table-cell office:value-type="string">
            <text:p>Otherwise your posts go into the “anon” section</text:p>
          </table:table-cell>
          <table:table-cell table:number-columns-repeated="4"/>
        </table:table-row>
      </table:table>
      <table:table table:name="Log" table:style-name="ta1">
        <table:table-column table:style-name="co5" table:default-cell-style-name="ce2"/>
        <table:table-column table:style-name="co19" table:default-cell-style-name="Default"/>
        <table:table-column table:style-name="co5" table:default-cell-style-name="Default"/>
        <table:table-row table:style-name="ro1">
          <table:table-cell office:value-type="string">
            <text:p>√</text:p>
          </table:table-cell>
          <table:table-cell office:value-type="string">
            <text:p>Fresh raspbia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stall apache2, tor, ssh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figure torr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scripts into dev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n -s /home/pi/dev/forma.html /var/www/html/text/forma.htm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dh-make-per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h-make-perl --build --cpan URI::Encod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Add crontab for moving the access log to our directory (root)</text:p>
          </table:table-cell>
          <table:table-cell office:value-type="string">
            <text:p>﻿* * * * * cat /var/log/apache2/access.log &gt;&gt; /home/ilya/logs/access.log ; truncate -s 0 /var/log/apache2/access.log</text:p>
          </table:table-cell>
        </table:table-row>
        <table:table-row table:style-name="ro1">
          <table:table-cell office:value-type="string">
            <text:p>√</text:p>
          </table:table-cell>
          <table:table-cell office:value-type="string">
            <text:p>Add crontab for /home/pi/dev/access.pl and indexes.pl (user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ngoose: compile SWS with debug on and htroot=./htm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ecouple posting from /text/ dir. Make it post to current dir. Dir = board/thread/top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install on another hostname and te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et apache to write access log to ./logs/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header with site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Post to whichever directory the form is i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uild .lst files during index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rite use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links to author page to index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est user pages bas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cron.pl to run all jobs at onc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DefaultCharset utf-8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indexed files that no longer ex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ve $SCRIPTDIR into .nfo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function that prints all items in a .l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links and describes fil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makes a list of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gure out how to get the install path without confi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test cron job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“lockfile” pat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rim whitespace from new mess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it into a backend/ (scripts) and frontend/ (html) directory.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comments throughout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es.pl not call sorter.pl unless board.nfo is set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Type text/cache-manifest .mf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.pl print text files only when in board mo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creased submission limit to 2^13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zi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menu out into a separate template that gets included twic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page generated counte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 temporary index file, then rename, to avoid blank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ug that causes extra (invalid) entries in html/author/xxx.l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vert list of boards in access.pl to cached index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all configs into one require’d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out signature detection into a functio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hard-coded index directories from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title copying from ./$dir/title.nfo to ./$dir.nfo and vice versa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list of links to publis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edy serving of half-generated files by doing a .tmp swa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(bug) New authors' author pages are not ma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hen printing signed message, check for existence of saved username for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o set your username, post your public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lias.nfo when writing titles for autho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GPG parsing into separate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GPG parser to display messages signed with an expired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sorting to all boards, not just main /text/ boar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$primaryColor to templat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file link to htmlized version and “.txt” link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ache GPG results to save CPU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message board’s .nfo file in parent dir to reflect message coun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signup board for uploading public key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n html_default in repo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scripts check for html/ and create it if no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border around comment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roken links in clean install (menu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nish debugging after index.pl refacto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Generate a zip file for each directory that has makezip.nfo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ink the zip file at the bottom of the pag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errors introduced by zipping and gitt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admin/ to repo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mmit entire dev tree for a clean commit</text:p>
          </table:table-cell>
          <table:table-cell/>
        </table:table-row>
        <table:table-row table:style-name="ro1" table:number-rows-repeated="104850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sts" table:style-name="ta1">
        <table:table-column table:style-name="co9" table:default-cell-style-name="Default"/>
        <table:table-column table:style-name="co5" table:default-cell-style-name="ce6"/>
        <table:table-row table:style-name="ro1">
          <table:table-cell office:value-type="string">
            <text:p>Homepage</text:p>
          </table:table-cell>
          <table:table-cell office:value-type="date" office:date-value="2017-10-17T13:43:47">
            <text:p>10/17/17</text:p>
          </table:table-cell>
        </table:table-row>
        <table:table-row table:style-name="ro1">
          <table:table-cell office:value-type="string">
            <text:p>Homepage has footer image</text:p>
          </table:table-cell>
          <table:table-cell/>
        </table:table-row>
        <table:table-row table:style-name="ro1">
          <table:table-cell office:value-type="string">
            <text:p>Boards</text:p>
          </table:table-cell>
          <table:table-cell office:value-type="date" office:date-value="2017-10-17T13:43:50">
            <text:p>10/17/17</text:p>
          </table:table-cell>
        </table:table-row>
        <table:table-row table:style-name="ro1">
          <table:table-cell office:value-type="string">
            <text:p>Post message</text:p>
          </table:table-cell>
          <table:table-cell office:value-type="date" office:date-value="2017-10-17T13:43:51">
            <text:p>10/17/17</text:p>
          </table:table-cell>
        </table:table-row>
        <table:table-row table:style-name="ro1">
          <table:table-cell office:value-type="string">
            <text:p>Post message, signed</text:p>
          </table:table-cell>
          <table:table-cell office:value-type="date" office:date-value="2017-10-17T13:43:52">
            <text:p>10/17/17</text:p>
          </table:table-cell>
        </table:table-row>
        <table:table-row table:style-name="ro1">
          <table:table-cell office:value-type="string">
            <text:p>Post message for admin</text:p>
          </table:table-cell>
          <table:table-cell office:value-type="date" office:date-value="2017-10-17T16:44:32">
            <text:p>10/17/17</text:p>
          </table:table-cell>
        </table:table-row>
        <table:table-row table:style-name="ro1">
          <table:table-cell office:value-type="string">
            <text:p>Horoscope</text:p>
          </table:table-cell>
          <table:table-cell office:value-type="date" office:date-value="2017-10-17T16:44:52.999999">
            <text:p>10/17/17</text:p>
          </table:table-cell>
        </table:table-row>
        <table:table-row table:style-name="ro1">
          <table:table-cell office:value-type="string">
            <text:p>Counter</text:p>
          </table:table-cell>
          <table:table-cell office:value-type="date" office:date-value="2017-10-17T16:44:55">
            <text:p>10/17/17</text:p>
          </table:table-cell>
        </table:table-row>
      </table:table>
      <table:table table:name="Deploy" table:style-name="ta1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row table:style-name="ro1">
          <table:table-cell office:value-type="string">
            <text:p>Apache</text:p>
          </table:table-cell>
          <table:table-cell office:value-type="string">
            <text:p>Create new hostname</text:p>
          </table:table-cell>
          <table:table-cell office:value-type="string">
            <text:p>Edit ports.conf</text:p>
          </table:table-cell>
          <table:table-cell office:value-type="string">
            <text:p>Add wisebody.conf</text:p>
          </table:table-cell>
          <table:table-cell table:number-columns-repeated="2"/>
        </table:table-row>
        <table:table-row table:style-name="ro1">
          <table:table-cell office:value-type="string">
            <text:p>Tor</text:p>
          </table:table-cell>
          <table:table-cell office:value-type="string">
            <text:p>Add to torrc</text:p>
          </table:table-cell>
          <table:table-cell office:value-type="string">
            <text:p>Add to /var/lib/tor</text:p>
          </table:table-cell>
          <table:table-cell table:number-columns-repeated="3"/>
        </table:table-row>
        <table:table-row table:style-name="ro1">
          <table:table-cell office:value-type="string">
            <text:p>Filesystem</text:p>
          </table:table-cell>
          <table:table-cell office:value-type="string">
            <text:p>Deploy</text:p>
          </table:table-cell>
          <table:table-cell office:value-type="string">
            <text:p>Create new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witch to new hostname</text:p>
          </table:table-cell>
          <table:table-cell table:number-columns-repeated="4"/>
        </table:table-row>
      </table:table>
      <table:table table:name="Promo" table:style-name="ta1">
        <table:table-column table:style-name="co5" table:default-cell-style-name="Default"/>
        <table:table-row table:style-name="ro1">
          <table:table-cell office:value-type="string">
            <text:p>base64 “secret” codes</text:p>
          </table:table-cell>
        </table:table-row>
        <table:table-row table:style-name="ro1">
          <table:table-cell office:value-type="string">
            <text:p>invite tree</text:p>
          </table:table-cell>
        </table:table-row>
        <table:table-row table:style-name="ro1">
          <table:table-cell office:value-type="string">
            <text:p>cards</text:p>
          </table:table-cell>
        </table:table-row>
        <table:table-row table:style-name="ro1">
          <table:table-cell office:value-type="string">
            <text:p>wom</text:p>
          </table:table-cell>
        </table:table-row>
      </table:table>
      <table:table table:name="Git" table:style-name="ta1">
        <table:table-column table:style-name="co5" table:default-cell-style-name="Default"/>
        <table:table-row table:style-name="ro1">
          <table:table-cell office:value-type="string">
            <text:p>GetCache</text:p>
          </table:table-cell>
        </table:table-row>
        <table:table-row table:style-name="ro1">
          <table:table-cell office:value-type="string">
            <text:p>PutCache</text:p>
          </table:table-cell>
        </table:table-row>
        <table:table-row table:style-name="ro1">
          <table:table-cell office:value-type="string">
            <text:p>Exclude .cache files</text:p>
          </table:table-cell>
        </table:table-row>
        <table:table-row table:style-name="ro1">
          <table:table-cell office:value-type="string">
            <text:p>Exclude .zip files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36:12.691968000</meta:creation-date>
    <meta:generator>LibreOffice/3.5$Linux_x86 LibreOffice_project/350m1$Build-2</meta:generator>
    <dc:date>2017-10-30T18:33:01</dc:date>
    <meta:editing-duration>P14DT16H23M58S</meta:editing-duration>
    <meta:editing-cycles>93</meta:editing-cycles>
    <dc:creator>ilya </dc:creator>
    <meta:document-statistic meta:table-count="7" meta:cell-count="375" meta:object-count="0"/>
  </office:meta>
</office:document-meta>
</file>